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50000000 of 1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7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3402.203703703704" office:value-type="float"/>
          <table:table-cell table:style-name="acquired_lot_note_fiat" office:value="22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192.203703703703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7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17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0006.481481481482" office:value-type="float"/>
          <table:table-cell table:style-name="acquired_lot_note_fiat" office:value="7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6.481481481481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50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50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205.314814814816" office:value-type="float"/>
          <table:table-cell table:style-name="acquired_lot_note_fiat" office:value="63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50.314814814814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41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650.0" office:value-type="float"/>
          <table:table-cell table:style-name="acquired_lot_note_fiat" office:value="790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5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acquired_lot_note_fiat" office:value="832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1.50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50000000 of 1.5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4: 0.20000000 of 2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1 19:58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3402.203703703704" office:value-type="float"/>
          <table:table-cell table:style-name="acquired_lot_note_fiat" office:value="22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192.203703703703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4: 0.17000000 of 0.3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3: 0.17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0006.481481481482" office:value-type="float"/>
          <table:table-cell table:style-name="acquired_lot_note_fiat" office:value="74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606.481481481481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0.50000000 of 0.5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3: 0.50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205.314814814816" office:value-type="float"/>
          <table:table-cell table:style-name="acquired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850.3148148148148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3: 0.41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3/3: 0.41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650.0" office:value-type="float"/>
          <table:table-cell table:style-name="acquired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5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7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3402.203703703704" office:value-type="float"/>
          <table:table-cell table:style-name="acquired_lot_note_fiat" office:value="22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192.203703703703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7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17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0006.481481481482" office:value-type="float"/>
          <table:table-cell table:style-name="acquired_lot_note_fiat" office:value="74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606.481481481481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5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50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8205.314814814816" office:value-type="float"/>
          <table:table-cell table:style-name="acquired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850.314814814814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41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7650.0" office:value-type="float"/>
          <table:table-cell table:style-name="acquired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5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3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29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10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acquired_lot_note_fiat" office:value="13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01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01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29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1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acquired_lot_note_fiat" office:value="13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01000000 of 0.3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01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29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1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acquired_lot_note_fiat" office:value="13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01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01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3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1.352130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